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200%" fo:text-align="justify" style:justify-single-word="false"/>
      <style:text-properties style:font-name="Ubuntu" fo:font-weight="bold" officeooo:rsid="000da926" officeooo:paragraph-rsid="000da926" style:font-weight-asian="bold" style:font-weight-complex="bold"/>
    </style:style>
    <style:style style:name="P2" style:family="paragraph" style:parent-style-name="Standard">
      <style:paragraph-properties fo:margin-top="0.101cm" fo:margin-bottom="0.101cm" loext:contextual-spacing="false" fo:line-height="200%" fo:text-align="justify" style:justify-single-word="false"/>
      <style:text-properties style:font-name="Ubuntu" fo:font-weight="normal" officeooo:rsid="0011c8db" officeooo:paragraph-rsid="0016fdb0" style:font-weight-asian="normal" style:font-weight-complex="normal"/>
    </style:style>
    <style:style style:name="P3" style:family="paragraph" style:parent-style-name="Standard">
      <style:paragraph-properties fo:margin-top="0.101cm" fo:margin-bottom="0.101cm" loext:contextual-spacing="false" fo:line-height="200%" fo:text-align="justify" style:justify-single-word="false"/>
      <style:text-properties style:font-name="Ubuntu" fo:font-weight="normal" officeooo:rsid="001395f6" officeooo:paragraph-rsid="0016fdb0" style:font-weight-asian="normal" style:font-weight-complex="normal"/>
    </style:style>
    <style:style style:name="P4" style:family="paragraph" style:parent-style-name="Standard">
      <style:paragraph-properties fo:margin-top="0.101cm" fo:margin-bottom="0.101cm" loext:contextual-spacing="false" fo:line-height="200%" fo:text-align="justify" style:justify-single-word="false"/>
      <style:text-properties style:font-name="Ubuntu" fo:font-weight="normal" officeooo:rsid="0011c8db" officeooo:paragraph-rsid="0019f994" style:font-weight-asian="normal" style:font-weight-complex="normal"/>
    </style:style>
    <style:style style:name="P5" style:family="paragraph" style:parent-style-name="Standard">
      <style:paragraph-properties fo:margin-top="0.101cm" fo:margin-bottom="0.101cm" loext:contextual-spacing="false" fo:line-height="200%" fo:text-align="justify" style:justify-single-word="false"/>
      <style:text-properties style:font-name="Ubuntu" fo:font-weight="bold" officeooo:rsid="0019f994" officeooo:paragraph-rsid="0019f994" style:font-weight-asian="bold" style:font-weight-complex="bold"/>
    </style:style>
    <style:style style:name="P6" style:family="paragraph" style:parent-style-name="Standard">
      <style:paragraph-properties fo:margin-top="0.101cm" fo:margin-bottom="0.101cm" loext:contextual-spacing="false" fo:line-height="200%" fo:text-align="justify" style:justify-single-word="false"/>
      <style:text-properties style:font-name="Ubuntu" fo:font-weight="bold" officeooo:rsid="000da926" officeooo:paragraph-rsid="000da926" style:font-weight-asian="bold" style:font-weight-complex="bold"/>
    </style:style>
    <style:style style:name="P7" style:family="paragraph" style:parent-style-name="Standard">
      <style:paragraph-properties fo:margin-top="0.101cm" fo:margin-bottom="0.101cm" loext:contextual-spacing="false" fo:line-height="200%" fo:text-align="justify" style:justify-single-word="false"/>
      <style:text-properties fo:color="#000000" style:font-name="Ubuntu" fo:font-size="12pt" fo:font-weight="normal" officeooo:rsid="00078d53" officeooo:paragraph-rsid="001892ee" style:font-size-asian="12pt" style:font-weight-asian="normal" style:font-size-complex="12pt" style:font-weight-complex="normal"/>
    </style:style>
    <style:style style:name="P8" style:family="paragraph" style:parent-style-name="Standard">
      <style:paragraph-properties fo:margin-top="0.101cm" fo:margin-bottom="0.101cm" loext:contextual-spacing="false" fo:line-height="200%" fo:text-align="justify" style:justify-single-word="false"/>
      <style:text-properties style:font-name="Ubuntu" officeooo:paragraph-rsid="001e7de3"/>
    </style:style>
    <style:style style:name="T1" style:family="text">
      <style:text-properties officeooo:rsid="001395f6"/>
    </style:style>
    <style:style style:name="T2" style:family="text">
      <style:text-properties fo:color="#000000" fo:font-size="12pt" officeooo:rsid="000a70af" style:font-size-asian="12pt" style:font-size-complex="12pt"/>
    </style:style>
    <style:style style:name="T3" style:family="text">
      <style:text-properties fo:color="#000000" fo:font-size="12pt" officeooo:rsid="001892ee" style:font-size-asian="12pt" style:font-size-complex="12pt"/>
    </style:style>
    <style:style style:name="T4" style:family="text">
      <style:text-properties fo:color="#000000" fo:font-size="12pt" officeooo:rsid="0011651e" style:font-size-asian="12pt" style:font-size-complex="12pt"/>
    </style:style>
    <style:style style:name="T5" style:family="text">
      <style:text-properties fo:color="#000000" fo:font-size="12pt" fo:font-weight="normal" officeooo:rsid="00174829" style:font-size-asian="12pt" style:font-weight-asian="normal" style:font-size-complex="12pt" style:font-weight-complex="normal"/>
    </style:style>
    <style:style style:name="T6" style:family="text">
      <style:text-properties fo:color="#000000" fo:font-size="12pt" fo:font-weight="normal" officeooo:rsid="001cbd51" style:font-size-asian="12pt" style:font-weight-asian="normal" style:font-size-complex="12pt" style:font-weight-complex="normal"/>
    </style:style>
    <style:style style:name="T7" style:family="text">
      <style:text-properties fo:color="#000000" fo:font-size="12pt" fo:font-weight="normal" officeooo:rsid="001a0214" style:font-size-asian="12pt" style:font-weight-asian="normal" style:font-size-complex="12pt" style:font-weight-complex="normal"/>
    </style:style>
    <style:style style:name="T8" style:family="text">
      <style:text-properties fo:color="#000000" fo:font-size="12pt" fo:font-weight="normal" officeooo:rsid="001ad8fb" style:font-size-asian="12pt" style:font-weight-asian="normal" style:font-size-complex="12pt" style:font-weight-complex="normal"/>
    </style:style>
    <style:style style:name="T9" style:family="text">
      <style:text-properties officeooo:rsid="000524a0"/>
    </style:style>
    <style:style style:name="T10" style:family="text">
      <style:text-properties officeooo:rsid="001892ee"/>
    </style:style>
    <style:style style:name="T11" style:family="text">
      <style:text-properties officeooo:rsid="0019f994"/>
    </style:style>
    <style:style style:name="T12" style:family="text">
      <style:text-properties fo:font-weight="normal" officeooo:rsid="0019f994" style:font-weight-asian="normal" style:font-weight-complex="normal"/>
    </style:style>
    <style:style style:name="T13" style:family="text">
      <style:text-properties fo:font-weight="normal" officeooo:rsid="0019feb4" style:font-weight-asian="normal" style:font-weight-complex="normal"/>
    </style:style>
    <style:style style:name="T14" style:family="text">
      <style:text-properties fo:font-weight="normal" officeooo:rsid="001bf800" style:font-weight-asian="normal" style:font-weight-complex="normal"/>
    </style:style>
    <style:style style:name="T15" style:family="text">
      <style:text-properties fo:font-weight="normal" officeooo:rsid="001d75be" style:font-weight-asian="normal" style:font-weight-complex="normal"/>
    </style:style>
    <style:style style:name="T16" style:family="text">
      <style:text-properties fo:font-weight="normal" officeooo:rsid="001e7de3" style:font-weight-asian="normal" style:font-weight-complex="normal"/>
    </style:style>
    <style:style style:name="T17" style:family="text">
      <style:text-properties fo:font-weight="normal" officeooo:rsid="001fba19" style:font-weight-asian="normal" style:font-weight-complex="normal"/>
    </style:style>
    <style:style style:name="T18" style:family="text">
      <style:text-properties fo:font-variant="normal" fo:text-transform="none" fo:color="#000000" fo:font-size="12pt" fo:letter-spacing="normal" fo:font-style="normal" fo:font-weight="normal" officeooo:rsid="001cbd51" style:font-size-asian="12pt" style:font-weight-asian="normal" style:font-size-complex="12pt" style:font-weight-complex="normal"/>
    </style:style>
    <style:style style:name="T19" style:family="text">
      <style:text-properties fo:font-variant="normal" fo:text-transform="none" fo:color="#000000" fo:font-size="12pt" fo:letter-spacing="normal" fo:font-style="normal" fo:font-weight="normal" officeooo:rsid="001ce778" style:font-size-asian="12pt" style:font-weight-asian="normal" style:font-size-complex="12pt" style:font-weight-complex="normal"/>
    </style:style>
    <style:style style:name="T20" style:family="text">
      <style:text-properties fo:font-variant="normal" fo:text-transform="none" fo:color="#000000" fo:font-size="12pt" fo:letter-spacing="normal" fo:font-style="normal" fo:font-weight="normal" officeooo:rsid="002ff80a" style:font-size-asian="12pt" style:font-weight-asian="normal" style:font-size-complex="12pt" style:font-weight-complex="normal"/>
    </style:style>
    <style:style style:name="T21" style:family="text">
      <style:text-properties fo:font-variant="normal" fo:text-transform="none" fo:color="#000000" fo:font-size="12pt" fo:letter-spacing="normal" fo:font-style="normal" fo:font-weight="normal" officeooo:rsid="001ebd04" style:font-size-asian="12pt" style:font-weight-asian="normal" style:font-size-complex="12pt" style:font-weight-complex="normal"/>
    </style:style>
    <style:style style:name="T22" style:family="text">
      <style:text-properties fo:font-variant="normal" fo:text-transform="none" fo:color="#000000" fo:font-size="12pt" fo:letter-spacing="normal" fo:font-style="normal" fo:font-weight="normal" officeooo:rsid="00309abc" style:font-size-asian="12pt" style:font-weight-asian="normal" style:font-size-complex="12pt" style:font-weight-complex="normal"/>
    </style:style>
    <style:style style:name="T23" style:family="text">
      <style:text-properties fo:font-size="12pt" fo:font-weight="normal" officeooo:rsid="0019f994" style:font-size-asian="12pt" style:font-weight-asian="normal" style:font-name-complex="Calibri" style:font-size-complex="9pt" style:font-weight-complex="bold"/>
    </style:style>
    <style:style style:name="T24" style:family="text">
      <style:text-properties fo:font-size="12pt" fo:font-weight="normal" officeooo:rsid="0019feb4" style:font-size-asian="12pt" style:font-weight-asian="normal" style:font-name-complex="Calibri" style:font-size-complex="9pt" style:font-weight-complex="bold"/>
    </style:style>
    <style:style style:name="T25" style:family="text">
      <style:text-properties fo:font-size="12pt" fo:font-weight="normal" officeooo:rsid="0019f994" style:font-size-asian="12pt" style:font-weight-asian="normal" style:font-name-complex="Calibri" style:font-size-complex="9pt" style:font-weight-complex="normal"/>
    </style:style>
    <style:style style:name="T26" style:family="text">
      <style:text-properties fo:font-size="12pt" style:text-underline-style="none" fo:font-weight="normal" officeooo:rsid="001bf800" style:font-size-asian="12pt" style:font-weight-asian="normal" style:font-name-complex="Calibri" style:font-size-complex="12pt" style:font-weight-complex="bold"/>
    </style:style>
    <style:style style:name="T27" style:family="text">
      <style:text-properties fo:font-size="12pt" fo:font-weight="bold" officeooo:rsid="0019f994" style:font-size-asian="12pt" style:font-weight-asian="bold" style:font-name-complex="Calibri" style:font-size-complex="9pt" style:font-weight-complex="bold"/>
    </style:style>
    <style:style style:name="T28" style:family="text">
      <style:text-properties fo:font-weight="bold" officeooo:rsid="0019f99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text:span text:style-name="T11">II. </text:span>Literature Review</text:p>
      <text:p text:style-name="P5">1. The Copepods</text:p>
      <text:p text:style-name="P2"><text:tab/><text:span text:style-name="T1">Many studies have been conducted for copepods because they are important to the marine ecosystem, a good source of livelihood and a food for higher trophic level for both acquatic and land species. These studies inlude Diversity, Ecology, Morphology, Diet, Taxonomic, Symbiotic relationship, it’s importance and many others but these studies never applied image processing and nueral networks in identifying and classifying copepods. </text:span></text:p>
      <text:p text:style-name="P3"><text:tab/>One study about the Identification and Classification of copepods <text:s/>by L.K. Leow et.al in 2015 uses Image processing and neural network. The researchers used the conventional image processing using the square lattice and it was made through Matlab’s image processing software. They used eight species of copepods and extracted the morphological features from captured images which was also used in artificial neural network for classification. The overall approach demonstrated not only a fast and automated technique for copepod identification and classification but also an accuracy rate of 93.13%.</text:p>
      <text:p text:style-name="P4"><text:span text:style-name="T28">2. A better view for Hexagonal image processing</text:span><text:tab/></text:p>
      <text:p text:style-name="P4"><text:span text:style-name="T10"><text:tab/>O</text:span><text:span text:style-name="T2">ne aspect of the sensing method used in computer vision is sampling using the square lattice. In this study, the lattice will be changed to hexagon due to various reasons but the main ones are geometry and nature (Middleton, 2005). According to Gupta and Pahwa in their study “Comparison of Image enhancement techniques on square and hexagonal lattice structures”, <text:s/>hexagonal representation resembles human vision system and it was agreed by other dozens of researchers such as Tirunelveli in “Comparison of Square-pixel and Hexagonal-pixel” on 2002 where he said that hexagonal pixels have </text:span><text:soft-page-break/><text:span text:style-name="T2">greater advantage in terms of rotational symmetry, he explained further about the packed structure that the pixel has, and a great resemblance to circular pixel. <text:s/>Many reasons were also proposed by He and Jia in their study the “Hexagonal Structure for intelligent Vision” these include that Hexagonal representation has more efficient Sampling Schemes, Smaller quantization Error, Equidistance, great Angular resolution, Higher symmetry, etc. Middleton also explained in his monograph in 2005 about his thought on Hexagonal lattice in image processing and said that there are three main reasons why hexagon outstand</text:span><text:span text:style-name="T3">s</text:span><text:span text:style-name="T2"> the square lattice and those are Isoperimetry, Additional equidistant neighbours, and Uniform connectiviy. He also made a framework in python which programmers can use as a substitute from conventional square image processing. </text:span></text:p>
      <text:p text:style-name="P7"><text:tab/><text:span text:style-name="T9">Although the world uses the conventional image processing , there are researches which take more effort to apply a new approach (Hexagonal Image Processing) such as Sharif et.al in 2012 where they used the new technology in Facial Detection and Recognition and proved the superiority of the said technology. The technology was also used in Local Binary Pattern in codes which was designed for texture classification , human detection and other fields (He et.al,2007). Another paper by Jiang in 2008 sighted that Hexagonal lattice has <text:s text:c="2"/>greater symmetry then <text:s/>it is applicable in filter banks which is designed for multiresolution. The latter also investigated the construction of orthogonal and PR FIR (Prefect Reconstruction , Filtering and Image Processing) hexagonal filter banks with 6-fold symmetry. Other Image processing steps such as edge detection, shape extraction and feature extraction, were also applied using hexagonal lattice. Researches include the “Multi-scale Feature Extraction in a sub-pixel Virtual hexagonal Environment” by Bryan Gardiner et.al in 2008. A study “Shape extraction in a hexagonal-image processing framework” was also made by Lee middleton in 2000. Edge detection using hexagonal </text:span><text:soft-page-break/><text:span text:style-name="T9">lattices were also made by many researchers such as Vidyapeetham in 2011 where they made a Hardware implementation of edge detection on hexagonal sampled image grids, Mostafa et.al in 2015 where they studied “Fuzzy noise removal and edge detection on hexagonal image”.</text:span></text:p>
      <text:p text:style-name="P5">2.2 Hexagonal structure for pattern/object recognition</text:p>
      <text:p text:style-name="P5"><text:tab/><text:span text:style-name="T4"><text:tab/></text:span><text:span text:style-name="T5">Local Binary Pattern is <text:s/>a type of visual descriptor used for classification in computer vision. It was designed for efficient and accurate texture classification. Uniform LBPs play an important role for LBP-based pattern /object recognition as they include majority of LBPs. He at.al in 2007 presented LBPs on hexagonal structure for pattern/object recognition. They concluded that <text:s/>LBPs defined on square structure have less potential for more accurate description of texture than the hexagonal structure. They further explained that <text:s/>the number of LBP types and their uniform subset have been greatly reduced on hexagonal structure than on square which means that oject recognition is far greater in hexagonal lattice than in square.</text:span></text:p>
      <text:p text:style-name="P5">2.3 Hexagonal lattice in shape extraction</text:p>
      <text:p text:style-name="P5"><text:tab/><text:span text:style-name="T7"> Lee middleton proposed a framework in hexagonal-image processing for this particular field. His work proposes a convenient and efficient way in query of images in a database. Generally these queries will be based upon a number of broad classes which can be extracted from the image. This can be done by looking at a class of image, shape and extracting the shape from the image. <text:s/></text:span><text:span text:style-name="T8">The approach is based upon the <text:s/>use of window to extract local information to generate description of the object’s shape. They concluded that the proposed scheme produced promising beginnings and that future works could include wider class of recognition problems. They also explain that The manipulation aspect gives it </text:span><text:soft-page-break/><text:span text:style-name="T8">a significant advantage over representations based on primitives (such as geons or generalised cones) which can be computationally expensive.</text:span></text:p>
      <text:p text:style-name="P5"><text:tab/></text:p>
      <text:p text:style-name="P5">2.4 Hexagonal lattice in Edge detection </text:p>
      <text:p text:style-name="P5"><text:tab/><text:span text:style-name="T6">Edge detection in image processing is </text:span><text:span text:style-name="T18"><text:s/>an image processing technique for finding the boundaries of objects within images. It works by detecting discontinuities in brightness. Edge detection is used for image segmentation and data extraction in areas such as image processing, computer vision, and machine vision. </text:span><text:span text:style-name="T19">Although there are many studies about edge detection, few have applied h</text:span><text:span text:style-name="T20">e</text:span><text:span text:style-name="T19">xagonal lattice in their work and one example is “Hardware implementation of Edge Detection on Hexagonal Sampled Image Grids” by S. Veni in 2011. <text:s/>Their paper describes Edge detection operation on hexagonally sampled images and its hardware implementation based on cellular Logic Array Processing algorithm. Their architecture <text:s/>decreases the computational complexity by building up a virtual hexagonal grid system on the memory space of computer and processing algorithms can be implemented on such virtual spiral space. They compared their result to rectangular sampled grid and found less hardware utilization compared to the latter </text:span><text:span text:style-name="T21">and <text:s/></text:span><text:span text:style-name="T19">concluded that the addressing scheme used </text:span><text:span text:style-name="T22">which is</text:span><text:span text:style-name="T19"> half pixel shift method does not introduce distortions to the image.</text:span></text:p>
      <text:p text:style-name="P5">3. Artificial Neural Networks</text:p>
      <text:p text:style-name="P8"><text:span text:style-name="T28"><text:tab/></text:span><text:span text:style-name="T12">There are many type</text:span><text:span text:style-name="T13">s</text:span><text:span text:style-name="T12"> of neural networks </text:span><text:span text:style-name="T13">such as</text:span><text:span text:style-name="T12"> Hopfiled Neural Network,</text:span><text:span text:style-name="T25">Radial Basis Function Neural Network, Probabilistic Neural Network, Convolution Neural Network,</text:span><text:span text:style-name="T27"> </text:span><text:span text:style-name="T23">Fuzzy Neural Network but one of the most famous used for image segmentation </text:span><text:span text:style-name="T24">is the Feed Forward Neural Network (Z. Shi and L. He, 2010). <text:s/>Shi and He also noted in their study </text:span><text:soft-page-break/><text:span text:style-name="T26">(“Application of Neural Networks in Medical Image Processing”)</text:span><text:span text:style-name="T24"> that the said network is less sensitive to the selection of the training sets than the Maximum Likelihood classifier. </text:span></text:p>
      <text:p text:style-name="P8"><text:span text:style-name="T28"><text:tab/></text:span><text:span text:style-name="T14">Neural networks have been utilized in many fields of science especially in image or samples of species’ detection, recognition and classification. It is used in Insect classification by J. Wang et.al in their study “A <text:s/>new automatic identification system of insect images at the order level”. It was also utilized in other species or groups organisms such as <text:s/>Macroinvertebrates by S. Kiranyaz et.al in their study “Classification and retrieval on macroinvertebrate image databases using evolutionary RBF neural networks”; Algae by P. Coltelli et.al in their study “Water monitoring: automated and real time identification and classification of algae using digital microscopy” in 2014; Fishes in the study “Fish recognition based on robust features extraction from size and shape measurements using</text:span></text:p>
      <text:p text:style-name="P8"><text:span text:style-name="T14">neural network” by MK Alsmadi et.al in 2010 and other groups of organisms such as protozoa and metazoa (Y.P. Ginoris et.al, 2007), dinaflagellates (PF Culverhouse et.al, </text:span><text:span text:style-name="T15">1996)</text:span><text:span text:style-name="T14">, etc. </text:span><text:span text:style-name="T16">However only Leow and his colleagues have use neural network for copepod classification. </text:span></text:p>
      <text:p text:style-name="P8"><text:span text:style-name="T16"><text:tab/>In Leow’s study, A two-layer (hidden and output layer) feed-forward network was trained usin</text:span><text:span text:style-name="T17">g</text:span><text:span text:style-name="T16"> a back propagation algorithm which is based on ten neurons at the hidden later and eight neurons at the output layer. They used a total of 240 sample images for training set with 30 for each class. <text:s/>They obtained seven selected features of each species <text:s/>which is used as input data presented to the input nodes of the netword from the training set, whereas eight desired output classes <text:s/>was defined by the target data. </text:span><text:span text:style-name="T17">The results showed 97.90% correct classification from the confusion matrix of all 240 samples in the training, validation, and testing sets.</text:span></text:p>
      <text:p text:style-name="P8"><text:span text:style-name="T2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3:22:24.952267694</meta:creation-date>
    <dc:date>2018-02-28T01:50:12.999303640</dc:date>
    <meta:editing-duration>PT46M8S</meta:editing-duration>
    <meta:editing-cycles>8</meta:editing-cycles>
    <meta:generator>LibreOffice/5.1.6.2$Linux_X86_64 LibreOffice_project/10m0$Build-2</meta:generator>
    <meta:document-statistic meta:table-count="0" meta:image-count="0" meta:object-count="0" meta:page-count="5" meta:paragraph-count="21" meta:word-count="1392" meta:character-count="9194" meta:non-whitespace-character-count="7780"/>
  </office:meta>
</office:document-meta>
</file>